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56in"/>
    </style:style>
    <style:style style:name="co2" style:family="table-column">
      <style:table-column-properties fo:break-before="auto" style:column-width="0.7575in"/>
    </style:style>
    <style:style style:name="co3" style:family="table-column">
      <style:table-column-properties fo:break-before="auto" style:column-width="1.6398in"/>
    </style:style>
    <style:style style:name="co4" style:family="table-column">
      <style:table-column-properties fo:break-before="auto" style:column-width="1.0437in"/>
    </style:style>
    <style:style style:name="co5" style:family="table-column">
      <style:table-column-properties fo:break-before="auto" style:column-width="2.1646in"/>
    </style:style>
    <style:style style:name="co6" style:family="table-column">
      <style:table-column-properties fo:break-before="auto" style:column-width="0.4362in"/>
    </style:style>
    <style:style style:name="co7" style:family="table-column">
      <style:table-column-properties fo:break-before="auto" style:column-width="2.1047in"/>
    </style:style>
    <style:style style:name="co8" style:family="table-column">
      <style:table-column-properties fo:break-before="auto" style:column-width="0.4717in"/>
    </style:style>
    <style:style style:name="co9" style:family="table-column">
      <style:table-column-properties fo:break-before="auto" style:column-width="9.1047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764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style:font-name="Arial" fo:font-size="10pt" fo:font-weight="bold" style:font-size-asian="10pt" style:font-weight-asian="bold" style:font-size-complex="10pt"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office:automatic-styles>
  <office:body>
    <office:spreadsheet>
      <table:table table:name="Sheet1" table:style-name="ta1" table:print="false">
        <table:table-column table:style-name="co1" table:visibility="collapse"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number-columns-repeated="2" table:default-cell-style-name="Default"/>
        <table:table-column table:style-name="co9" table:default-cell-style-name="ce4"/>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3" office:value-type="string">
            <text:p>⭐️</text:p>
          </table:table-cell>
          <table:table-cell table:style-name="ce3" office:value-type="string">
            <text:p>🔍</text:p>
          </table:table-cell>
          <table:table-cell office:value-type="string">
            <text:p>Description</text:p>
          </table:table-cell>
          <table:table-cell table:style-name="ce1" table:number-columns-repeated="1014"/>
        </table:table-row>
        <table:table-row table:style-name="ro2">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 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3">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3">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4">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5" office:value-type="string">
            <text:p>Video of rough waves from a beach, possible Little Saint James</text:p>
          </table:table-cell>
          <table:table-cell table:number-columns-repeated="1014"/>
        </table:table-row>
        <table:table-row table:style-name="ro2">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5" office:value-type="string">
            <text:p>Phone recording – Epstein talking about news claims he got harder punishment because he was wealthy </text:p>
          </table:table-cell>
          <table:table-cell table:number-columns-repeated="1014"/>
        </table:table-row>
        <table:table-row table:style-name="ro2">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5" office:value-type="string">
            <text:p>Short Video of Epstein posing outside of the Lourve with unknown man</text:p>
          </table:table-cell>
          <table:table-cell table:number-columns-repeated="1014"/>
        </table:table-row>
        <table:table-row table:style-name="ro2">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5" office:value-type="string">
            <text:p>Young girl – rear view only, playing with her hair and moving it back and fourth</text:p>
          </table:table-cell>
          <table:table-cell table:number-columns-repeated="1014"/>
        </table:table-row>
        <table:table-row table:style-name="ro2">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4"/>
          <table:table-cell office:value-type="string">
            <text:p>Y</text:p>
          </table:table-cell>
          <table:table-cell table:style-name="ce5" office:value-type="string">
            <text:p>Phone Call – Redacted (discovered to be Melanie in other recording) female from Harvard Hospital calling, leaves voicemail for Alexander. She is a surgical fellow. I have identified the caller as Dr. Melanie Sion. </text:p>
          </table:table-cell>
          <table:table-cell table:number-columns-repeated="1014"/>
        </table:table-row>
        <table:table-row table:style-name="ro2">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5" office:value-type="string">
            <text:p>Video of passport – it has a warning that the bearer is a convicted sex offender. </text:p>
          </table:table-cell>
          <table:table-cell table:number-columns-repeated="1014"/>
        </table:table-row>
        <table:table-row table:style-name="ro2">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5" office:value-type="string">
            <text:p>Conversation with EP and unknown girl – Hard to hear – becomes Epstein on phone trying to get ahold of Redacted </text:p>
          </table:table-cell>
          <table:table-cell table:number-columns-repeated="1014"/>
        </table:table-row>
        <table:table-row table:style-name="ro2">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4"/>
          <table:table-cell office:value-type="string">
            <text:p>Y</text:p>
          </table:table-cell>
          <table:table-cell table:style-name="ce5" office:value-type="string">
            <text:p>Phone Call – Redacted (discovered to be Melanie in other recording) woman Harvard U surgery fellow leaves voicemail to redacted. I have identified the caller as Dr. Melanie Sion. </text:p>
          </table:table-cell>
          <table:table-cell table:number-columns-repeated="1014"/>
        </table:table-row>
        <table:table-row table:style-name="ro2">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5" office:value-type="string">
            <text:p>phone Call – Epstein with Brad Edwards – goes to voicemail – gets wrong number on second attempt – no voicemail left</text:p>
          </table:table-cell>
          <table:table-cell table:number-columns-repeated="1014"/>
        </table:table-row>
        <table:table-row table:style-name="ro2">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5" office:value-type="string">
            <text:p>Short video of Epstein's passport</text:p>
          </table:table-cell>
          <table:table-cell table:number-columns-repeated="1014"/>
        </table:table-row>
        <table:table-row table:style-name="ro2">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5" office:value-type="string">
            <text:p>Short video of what appears to be a party at Little Saint James? Lights, music, people</text:p>
          </table:table-cell>
          <table:table-cell table:number-columns-repeated="1014"/>
        </table:table-row>
        <table:table-row table:style-name="ro2">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office:value-type="string">
            <text:p>Video of what appears to be a hotel room. Oddly there are no sheets on the mattress</text:p>
          </table:table-cell>
          <table:table-cell table:number-columns-repeated="1014"/>
        </table:table-row>
        <table:table-row table:style-name="ro2">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4"/>
          <table:table-cell office:value-type="string">
            <text:p>Y</text:p>
          </table:table-cell>
          <table:table-cell table:style-name="ce5" office:value-type="string">
            <text:p>Phone Call – Melanie – Harvard U Surgery Fellow – asking about helping with the story about someone's son's transition, strictly off the record. I have identified the caller as Dr. Melanie Sion. </text:p>
          </table:table-cell>
          <table:table-cell table:number-columns-repeated="1014"/>
        </table:table-row>
        <table:table-row table:style-name="ro2">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office:value-type="string">
            <text:p>Short animated video of an old “bike on a line” video game with classical music and music notes</text:p>
          </table:table-cell>
          <table:table-cell table:number-columns-repeated="1014"/>
        </table:table-row>
        <table:table-row table:style-name="ro2">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5" office:value-type="string">
            <text:p>Video of a furnished room, but there are no sheets on the bed. Unknown fat man in the room and woman voice in the background. </text:p>
          </table:table-cell>
          <table:table-cell table:number-columns-repeated="1014"/>
        </table:table-row>
        <table:table-row table:style-name="ro2">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5" office:value-type="string">
            <text:p>Classical Hot Crazy Matrix video </text:p>
          </table:table-cell>
          <table:table-cell table:number-columns-repeated="1014"/>
        </table:table-row>
        <table:table-row table:style-name="ro2">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5" office:value-type="string">
            <text:p>Video of hispanic man talking in Spanish. Appears to be porn playing on a <text:s/>large digital billboard in the background</text:p>
          </table:table-cell>
          <table:table-cell table:number-columns-repeated="1014"/>
        </table:table-row>
        <table:table-row table:style-name="ro2">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5" office:value-type="string">
            <text:p>Funny sounds clip of a story about a guy that didn't get married and had a crazy party life instead. </text:p>
          </table:table-cell>
          <table:table-cell table:number-columns-repeated="1014"/>
        </table:table-row>
        <table:table-row table:style-name="ro2">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5" office:value-type="string">
            <text:p>Short clip, unknown location showing possible ruins or structure designed to look like ruins – little saint james? Not sure. </text:p>
          </table:table-cell>
          <table:table-cell table:number-columns-repeated="1014"/>
        </table:table-row>
        <table:table-row table:style-name="ro2">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5" office:value-type="string">
            <text:p>Video about Trump border wall construction </text:p>
          </table:table-cell>
          <table:table-cell table:number-columns-repeated="1014"/>
        </table:table-row>
        <table:table-row table:style-name="ro2">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5" office:value-type="string">
            <text:p>Emoji video to woman's face – she is checking in from Arizona asking how the island is. </text:p>
          </table:table-cell>
          <table:table-cell table:number-columns-repeated="1014"/>
        </table:table-row>
        <table:table-row table:style-name="ro2">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5" office:value-type="string">
            <text:p>Short clip looking out of skyscraper window as construction. </text:p>
          </table:table-cell>
          <table:table-cell table:number-columns-repeated="1014"/>
        </table:table-row>
        <table:table-row table:style-name="ro2">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5" office:value-type="string">
            <text:p>Sort video of a fake book that is open with fours screens each playing an old B&amp;W movie. Likely at a museum. </text:p>
          </table:table-cell>
          <table:table-cell table:number-columns-repeated="1014"/>
        </table:table-row>
        <table:table-row table:style-name="ro2">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6" office:value-type="string">
            <text:p>Video of Buddist temple event at KTD - Karma Triyana Dharmachakra</text:p>
          </table:table-cell>
          <table:table-cell table:number-columns-repeated="1014"/>
        </table:table-row>
        <table:table-row table:style-name="ro2">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5" office:value-type="string">
            <text:p>Fox New Tucker Carlson clip </text:p>
          </table:table-cell>
          <table:table-cell table:number-columns-repeated="1014"/>
        </table:table-row>
        <table:table-row table:style-name="ro2">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5" office:value-type="string">
            <text:p>Tennis match</text:p>
          </table:table-cell>
          <table:table-cell table:number-columns-repeated="1014"/>
        </table:table-row>
        <table:table-row table:style-name="ro2">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table-cell office:value-type="string">
            <text:p>Y</text:p>
          </table:table-cell>
          <table:table-cell table:style-name="ce5" office:value-type="string">
            <text:p>Indian sounding guy “You invoke the universe at every possible perception – you are the universe” Seen earlier wearing Camp Qualia in California. Identified as Deepak Chopra</text:p>
          </table:table-cell>
          <table:table-cell table:number-columns-repeated="1014"/>
        </table:table-row>
        <table:table-row table:style-name="ro2">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5" office:value-type="string">
            <text:p>short clip showing an empty property – maybe apartment or condo – woman taking the video. </text:p>
          </table:table-cell>
          <table:table-cell table:number-columns-repeated="1014"/>
        </table:table-row>
        <table:table-row table:style-name="ro2">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table-cell office:value-type="string">
            <text:p>Y</text:p>
          </table:table-cell>
          <table:table-cell table:style-name="ce5" office:value-type="string">
            <text:p>Clip of the India budda guy asking a kid what reality is – kid gives some weird answer about consciousness . Director seat embroidered with CHOPRA Identified as Deepak Chopra</text:p>
          </table:table-cell>
          <table:table-cell table:number-columns-repeated="1014"/>
        </table:table-row>
        <table:table-row table:style-name="ro2">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5" office:value-type="string">
            <text:p><text:s/>Depak Chopra - As long s oyu don't know what you blah blah blah weird stufff.</text:p>
          </table:table-cell>
          <table:table-cell table:number-columns-repeated="1014"/>
        </table:table-row>
        <table:table-row table:style-name="ro2">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office:value-type="string">
            <text:p>Short animated video of an old “bike on a line” video game with classical music and music notes</text:p>
          </table:table-cell>
          <table:table-cell table:number-columns-repeated="1014"/>
        </table:table-row>
        <table:table-row table:style-name="ro2">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office:value-type="string">
            <text:p>Y</text:p>
          </table:table-cell>
          <table:table-cell table:style-name="ce5" office:value-type="string">
            <text:p>Video featuring a Russian girl – Potential human trafficing recruiter – Svetlana “Lana” Pozhidaeva – from WE talks in (zurich) – trying to connect laid off media talent with talent agencies. Throwing a “MediaMixer” to recruit. Her website <text:a xlink:href="https://www.lanapozhidaeva.com/">https://www.lanapozhidaeva.com</text:a> says to contact Brad Edwards before contacting her. Brad Edwards is mentioned in a phone call when Epstein is calling around trying to get ahold of him. IG private <text:a xlink:href="https://www.instagram.com/lanapozhidaeva/?hl=en">https://www.instagram.com/lanapozhidaeva/?hl=en</text:a> - </text:p>
          </table:table-cell>
          <table:table-cell table:number-columns-repeated="1014"/>
        </table:table-row>
        <table:table-row table:style-name="ro3">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6" office:value-type="string">
            <text:p>Unknown man wearing Camp Qualia tshirt talking about body and mind consciousness stuff Directors Cottage in Pacific Grove, California. Identified as Deepak Chopra</text:p>
          </table:table-cell>
          <table:table-cell table:number-columns-repeated="1014"/>
        </table:table-row>
        <table:table-row table:style-name="ro3">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6"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3">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6" office:value-type="string">
            <text:p>Short video of a hut with ocean view at the Koh Ouen Private Island, Koh Rong Archipelago, Near Sihanoukville, Cambodia – Looking to the West</text:p>
          </table:table-cell>
          <table:table-cell table:number-columns-repeated="1014"/>
        </table:table-row>
        <table:table-row table:style-name="ro3">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6"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3">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6"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3">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6" office:value-type="string">
            <text:p>Video from a random dock at Hålesand 10, 451 78 Fiskebäckskil, Sweden</text:p>
          </table:table-cell>
          <table:table-cell table:number-columns-repeated="1014"/>
        </table:table-row>
        <table:table-row table:style-name="ro3">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6" office:value-type="string">
            <text:p>Video from small hilltop in sweden. </text:p>
          </table:table-cell>
          <table:table-cell table:number-columns-repeated="1014"/>
        </table:table-row>
        <table:table-row table:style-name="ro3">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6"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3">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6" office:value-type="string">
            <text:p>Video taken by women, three unknown men on boat leaving the dock at SKRÄDDARESTIGEN 1, 450 34 Fiskebäckskil, Sweden</text:p>
          </table:table-cell>
          <table:table-cell table:number-columns-repeated="1014"/>
        </table:table-row>
        <table:table-row table:style-name="ro3">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3">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5" office:value-type="string">
            <text:p>Video of Celina Dubin jumping from the dock into the water at SKRÄDDARESTIGEN 1, 450 34 Fiskebäckskil, Sweden</text:p>
          </table:table-cell>
          <table:table-cell table:number-columns-repeated="1014"/>
        </table:table-row>
        <table:table-row table:style-name="ro3">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5"/>
          <table:table-cell table:number-columns-repeated="1014"/>
        </table:table-row>
        <table:table-row table:style-name="ro3">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5"/>
          <table:table-cell table:number-columns-repeated="1014"/>
        </table:table-row>
        <table:table-row table:style-name="ro3">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5"/>
          <table:table-cell table:number-columns-repeated="1014"/>
        </table:table-row>
        <table:table-row table:style-name="ro3">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5"/>
          <table:table-cell table:number-columns-repeated="1014"/>
        </table:table-row>
        <table:table-row table:style-name="ro3">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5"/>
          <table:table-cell table:number-columns-repeated="1014"/>
        </table:table-row>
        <table:table-row table:style-name="ro3">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5"/>
          <table:table-cell table:number-columns-repeated="1014"/>
        </table:table-row>
        <table:table-row table:style-name="ro3">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5"/>
          <table:table-cell table:number-columns-repeated="1014"/>
        </table:table-row>
        <table:table-row table:style-name="ro3">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3">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5"/>
          <table:table-cell table:number-columns-repeated="1014"/>
        </table:table-row>
        <table:table-row table:style-name="ro3">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3">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5"/>
          <table:table-cell table:number-columns-repeated="1014"/>
        </table:table-row>
        <table:table-row table:style-name="ro3">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5"/>
          <table:table-cell table:number-columns-repeated="1014"/>
        </table:table-row>
        <table:table-row table:style-name="ro3">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5"/>
          <table:table-cell table:number-columns-repeated="1014"/>
        </table:table-row>
        <table:table-row table:style-name="ro3">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5"/>
          <table:table-cell table:number-columns-repeated="1014"/>
        </table:table-row>
        <table:table-row table:style-name="ro3">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5"/>
          <table:table-cell table:number-columns-repeated="1014"/>
        </table:table-row>
        <table:table-row table:style-name="ro3">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3">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6" office:value-type="string">
            <text:p>Video tour of a portion of 150 Park Row, New York, NY 10007, United States the metropolitan Correctional Center</text:p>
          </table:table-cell>
          <table:table-cell table:number-columns-repeated="1014"/>
        </table:table-row>
        <table:table-row table:style-name="ro3">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5"/>
          <table:table-cell table:number-columns-repeated="1014"/>
        </table:table-row>
        <table:table-row table:style-name="ro3">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5"/>
          <table:table-cell table:number-columns-repeated="1014"/>
        </table:table-row>
        <table:table-row table:style-name="ro3">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3">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5"/>
          <table:table-cell table:number-columns-repeated="1014"/>
        </table:table-row>
        <table:table-row table:style-name="ro3">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5"/>
          <table:table-cell table:number-columns-repeated="1014"/>
        </table:table-row>
        <table:table-row table:style-name="ro3">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5"/>
          <table:table-cell table:number-columns-repeated="1014"/>
        </table:table-row>
        <table:table-row table:style-name="ro3">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5"/>
          <table:table-cell table:number-columns-repeated="1014"/>
        </table:table-row>
        <table:table-row table:style-name="ro3">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5"/>
          <table:table-cell table:number-columns-repeated="1014"/>
        </table:table-row>
        <table:table-row table:style-name="ro3">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5"/>
          <table:table-cell table:number-columns-repeated="1014"/>
        </table:table-row>
        <table:table-row table:style-name="ro3">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3">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3">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3">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4.avi</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7.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0.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7.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6.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0.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5.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3.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69.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1.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9.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78.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2.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5.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6.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2.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9.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1.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8.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3.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7.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0.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84.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7.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5.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2.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1.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8.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3.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0.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6.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4.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0.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399.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8.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9.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4.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5.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2.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07.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1.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8.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9.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6.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3.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1.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17.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0.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3.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8.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9.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2.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4.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6.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0.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2.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7.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25.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7.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1.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3.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4.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6.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1.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7.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0.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9.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38.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6.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3.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4.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0.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2.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8.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45.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1.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4.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2.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3.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8.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7.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9.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2.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6.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1.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6.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55.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4.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3.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5.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0.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3.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9.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4.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7.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68.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2.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8.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1.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6.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1.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0.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2.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5.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7.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79.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5.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7.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0.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4.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1.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3.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9.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3.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6.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2.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88.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6.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5.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4.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9.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7.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4.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498.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0.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5.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3.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8.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1.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2.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9.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0.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7.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2.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4.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06.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5.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6.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3.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7.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8.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6.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1.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2.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19.avi</text:p>
          </table:table-cell>
          <table:table-cell table:style-name="ce2" table:formula="of:=HYPERLINK([.A26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23.avi</text:p>
          </table:table-cell>
          <table:table-cell table:style-name="ce2" table:formula="of:=HYPERLINK([.A2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4.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5.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7.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9.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8.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2.avi</text:p>
          </table:table-cell>
          <table:table-cell table:style-name="ce2" table:formula="of:=HYPERLINK([.A26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30.avi</text:p>
          </table:table-cell>
          <table:table-cell table:style-name="ce2" table:formula="of:=HYPERLINK([.A2660];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1.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7.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3.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5.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0.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8.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1.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9.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5.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4.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36.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2.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7.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3.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4.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20.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6.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0.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6.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1.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0.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1.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8.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7.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9.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5.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3.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2.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48.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54.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6.avi</text:p>
          </table:table-cell>
          <table:table-cell table:style-name="ce2" table:formula="of:=HYPERLINK([.A269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8.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4.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5.avi</text:p>
          </table:table-cell>
          <table:table-cell table:style-name="ce2" table:formula="of:=HYPERLINK([.A2696];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3.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62.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71.avi</text:p>
          </table:table-cell>
          <table:table-cell table:style-name="ce2" table:formula="of:=HYPERLINK([.A269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3.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2.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7.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69.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5.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8.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6.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0.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2.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0.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4.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77.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1.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5.avi</text:p>
          </table:table-cell>
          <table:table-cell table:style-name="ce2" table:formula="of:=HYPERLINK([.A27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87.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79.avi</text:p>
          </table:table-cell>
          <table:table-cell table:style-name="ce2" table:formula="of:=HYPERLINK([.A271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3.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586.avi</text:p>
          </table:table-cell>
          <table:table-cell table:style-name="ce2" table:formula="of:=HYPERLINK([.A27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4.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1.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8.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89.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7.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88.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0.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6.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2.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3.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5.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599.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0.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3.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2.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1.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6.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4.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5.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9.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3.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1.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4.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8.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07.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0.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2.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7.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0.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5.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9.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2.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6.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4.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18.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3.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5.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6.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1.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7.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0.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1.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5.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8.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3.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4.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2.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29.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6.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0.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9.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7.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38.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6.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2.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1.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4.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5.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1.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8.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2.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3.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4.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7.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49.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0.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8.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3.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1.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9.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0.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7.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4.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6.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55.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2.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5.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3.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7.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0.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1.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2.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6.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7.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9.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3.avi</text:p>
          </table:table-cell>
          <table:table-cell table:style-name="ce2" table:formula="of:=HYPERLINK([.A28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675.avi</text:p>
          </table:table-cell>
          <table:table-cell table:style-name="ce2" table:formula="of:=HYPERLINK([.A280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0.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8.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6.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9.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1.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4.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5.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2.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74.avi</text:p>
          </table:table-cell>
          <table:table-cell table:style-name="ce2" table:formula="of:=HYPERLINK([.A281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683.avi</text:p>
          </table:table-cell>
          <table:table-cell table:style-name="ce2" table:formula="of:=HYPERLINK([.A281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9.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7.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68.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86.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3.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4.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8.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6.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1.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2.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0.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5.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3.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7.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699.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4.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5.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2.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0.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7.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0.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8.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1.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2.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9.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5.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4.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06.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8.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7.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0.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3.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1.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2.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6.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1.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4.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19.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8.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7.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3.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0.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6.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5.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29.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3.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8.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1.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2.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4.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6.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5.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7.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39.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0.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1.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2.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3.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1.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8.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4.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5.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6.avi</text:p>
          </table:table-cell>
          <table:table-cell table:style-name="ce2" table:formula="of:=HYPERLINK([.A287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750.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755.avi</text:p>
          </table:table-cell>
          <table:table-cell table:style-name="ce2" table:formula="of:=HYPERLINK([.A2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9.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6.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47.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3.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2.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1.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8.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2.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3.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9.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7.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54.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0.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7.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4.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1.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8.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5.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2.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6.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4.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8.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69.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0.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3.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6.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7.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0.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5.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2.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79.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8.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4.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9.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1.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0.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3.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5.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1.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6.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2.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87.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3.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8.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7.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9.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4.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6.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4.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0.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795.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1.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6.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0.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2.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5.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9.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3.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1.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3.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7.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08.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6.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7.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2.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1.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9.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8.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4.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15.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0.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6.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9.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2.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3.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2.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0.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7.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8.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3.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25.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1.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7.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9.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4.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0.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6.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2.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38.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1.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4.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7.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5.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6.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3.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9.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4.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1.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3.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5.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48.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6.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8.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0.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9.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2.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57.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3.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1.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0.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4.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8.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2.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1.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2.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5.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6.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7.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4.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6.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5.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3.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69.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7.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0.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8.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1.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79.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0.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5.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3.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6.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2.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9.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1.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7.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4.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3.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0.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2.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6.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88.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5.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9.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2.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897.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6.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4.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3.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1.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0.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5.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9.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1.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8.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07.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0.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2.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8.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5.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3.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4.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7.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6.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2.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1.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19.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3.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7.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0.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6.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5.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0.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1.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9.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4.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28.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4.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2.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6.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0.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5.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7.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8.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3.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39.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5.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4.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1.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6.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2.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7.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1.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0.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9.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3.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5.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9.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48.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2.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4.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7.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6.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0.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58.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1.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2.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8.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6.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4.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3.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9.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2.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1.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7.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0.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65.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4.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3.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7.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8.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0.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1.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3.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6.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9.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7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4.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6.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7.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8.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2.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85.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2.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1.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4.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3.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0.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9.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7.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5.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2.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1.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6.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0.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0998.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3.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9.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7.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4.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6.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0.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1.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8.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5.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04.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3.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5.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2.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7.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6.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8.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6.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19.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7.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2.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1.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4.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8.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3.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0.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5.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1.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0.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5.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3.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2.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29.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1.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4.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9.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7.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0.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4.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8.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36.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3.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5.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2.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9.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2.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8.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6.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0.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47.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3.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6.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7.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5.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1.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9.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8.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4.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5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0.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9.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3.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1.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8.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6.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2.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5.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67.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0.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4.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1.avi</text:p>
          </table:table-cell>
          <table:table-cell table:style-name="ce2" table:formula="of:=HYPERLINK([.A32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3">
          <table:table-cell office:value-type="string">
            <text:p>https://www.justice.gov/epstein/files/DataSet%209/EFTA00553300.avi</text:p>
          </table:table-cell>
          <table:table-cell table:style-name="ce2" table:formula="of:=HYPERLINK([.A3203];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543388.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5"/>
          <table:table-cell table:number-columns-repeated="1014"/>
        </table:table-row>
        <table:table-row table:style-name="ro3">
          <table:table-cell office:value-type="string">
            <text:p>https://www.justice.gov/epstein/files/DataSet%209/EFTA00576842.wav</text:p>
          </table:table-cell>
          <table:table-cell table:style-name="ce2" table:formula="of:=HYPERLINK([.A3205];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0550101.m4a</text:p>
          </table:table-cell>
          <table:table-cell table:style-name="ce2" table:formula="of:=HYPERLINK([.A320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0543065.avi</text:p>
          </table:table-cell>
          <table:table-cell table:style-name="ce2" table:formula="of:=HYPERLINK([.A3207];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6" office:value-type="string">
            <text:p>NOT WORKING – Paris, France</text:p>
          </table:table-cell>
          <table:table-cell table:number-columns-repeated="1014"/>
        </table:table-row>
        <table:table-row table:style-name="ro3">
          <table:table-cell office:value-type="string">
            <text:p>https://www.justice.gov/epstein/files/DataSet%209/EFTA00555345.m4a</text:p>
          </table:table-cell>
          <table:table-cell table:style-name="ce2" table:formula="of:=HYPERLINK([.A320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0741059.avi</text:p>
          </table:table-cell>
          <table:table-cell table:style-name="ce2" table:formula="of:=HYPERLINK([.A3209];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576841.wmv</text:p>
          </table:table-cell>
          <table:table-cell table:style-name="ce2" table:formula="of:=HYPERLINK([.A3210];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5"/>
          <table:table-cell table:number-columns-repeated="1014"/>
        </table:table-row>
        <table:table-row table:style-name="ro3">
          <table:table-cell office:value-type="string">
            <text:p>https://www.justice.gov/epstein/files/DataSet%209/EFTA00528935.avi</text:p>
          </table:table-cell>
          <table:table-cell table:style-name="ce2" table:formula="of:=HYPERLINK([.A3211];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536324.mov</text:p>
          </table:table-cell>
          <table:table-cell table:style-name="ce2" table:formula="of:=HYPERLINK([.A3212];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6" office:value-type="string">
            <text:p>Video of art by Romero Fudyma – coordinates not accurate enough to determine gallery. Miami, Florida</text:p>
          </table:table-cell>
          <table:table-cell table:number-columns-repeated="1014"/>
        </table:table-row>
        <table:table-row table:style-name="ro3">
          <table:table-cell office:value-type="string">
            <text:p>https://www.justice.gov/epstein/files/DataSet%209/EFTA00536323.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6"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3">
          <table:table-cell office:value-type="string">
            <text:p>https://www.justice.gov/epstein/files/DataSet%209/EFTA00754471.wmv</text:p>
          </table:table-cell>
          <table:table-cell table:style-name="ce2" table:formula="of:=HYPERLINK([.A3214];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5"/>
          <table:table-cell table:number-columns-repeated="1014"/>
        </table:table-row>
        <table:table-row table:style-name="ro3">
          <table:table-cell office:value-type="string">
            <text:p>https://www.justice.gov/epstein/files/DataSet%209/EFTA00281073.avi</text:p>
          </table:table-cell>
          <table:table-cell table:style-name="ce2" table:formula="of:=HYPERLINK([.A3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0744478.mov</text:p>
          </table:table-cell>
          <table:table-cell table:style-name="ce2" table:formula="of:=HYPERLINK([.A3216];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743572.mp3</text:p>
          </table:table-cell>
          <table:table-cell table:style-name="ce2" table:formula="of:=HYPERLINK([.A321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0917638.wmv</text:p>
          </table:table-cell>
          <table:table-cell table:style-name="ce2" table:formula="of:=HYPERLINK([.A3218];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5"/>
          <table:table-cell table:number-columns-repeated="1014"/>
        </table:table-row>
        <table:table-row table:style-name="ro3">
          <table:table-cell office:value-type="string">
            <text:p>https://www.justice.gov/epstein/files/DataSet%209/EFTA01019245.mov</text:p>
          </table:table-cell>
          <table:table-cell table:style-name="ce2" table:formula="of:=HYPERLINK([.A3219];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1072.avi</text:p>
          </table:table-cell>
          <table:table-cell table:style-name="ce2" table:formula="of:=HYPERLINK([.A32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019216.mov</text:p>
          </table:table-cell>
          <table:table-cell table:style-name="ce2" table:formula="of:=HYPERLINK([.A3221];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3">
          <table:table-cell office:value-type="string">
            <text:p>https://www.justice.gov/epstein/files/DataSet%209/EFTA00750646.wmv</text:p>
          </table:table-cell>
          <table:table-cell table:style-name="ce2" table:formula="of:=HYPERLINK([.A3222];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5"/>
          <table:table-cell table:number-columns-repeated="1014"/>
        </table:table-row>
        <table:table-row table:style-name="ro3">
          <table:table-cell office:value-type="string">
            <text:p>https://www.justice.gov/epstein/files/DataSet%209/EFTA00765143.mp3</text:p>
          </table:table-cell>
          <table:table-cell table:style-name="ce2" table:formula="of:=HYPERLINK([.A3223];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31127.avi</text:p>
          </table:table-cell>
          <table:table-cell table:style-name="ce2" table:formula="of:=HYPERLINK([.A3224];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7" office:value-type="string">
            <text:p>NOT WORKING – Torrington, Connecticut</text:p>
          </table:table-cell>
          <table:table-cell table:number-columns-repeated="1014"/>
        </table:table-row>
        <table:table-row table:style-name="ro3">
          <table:table-cell office:value-type="string">
            <text:p>https://www.justice.gov/epstein/files/DataSet%209/EFTA01131169.mov</text:p>
          </table:table-cell>
          <table:table-cell table:style-name="ce2" table:formula="of:=HYPERLINK([.A3225];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7" office:value-type="string">
            <text:p>Location Shows Roxbury, Connecticut, but the video is from inside of what seems to be <text:s/>a private jet. </text:p>
          </table:table-cell>
          <table:table-cell table:number-columns-repeated="1014"/>
        </table:table-row>
        <table:table-row table:style-name="ro3">
          <table:table-cell office:value-type="string">
            <text:p>https://www.justice.gov/epstein/files/DataSet%209/EFTA01085325.mp4</text:p>
          </table:table-cell>
          <table:table-cell table:style-name="ce2" table:formula="of:=HYPERLINK([.A3226];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170.mov</text:p>
          </table:table-cell>
          <table:table-cell table:style-name="ce2" table:formula="of:=HYPERLINK([.A3227];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6" office:value-type="string">
            <text:p>Video from inside what appears to be a jet – “300 knots, power is up”</text:p>
          </table:table-cell>
          <table:table-cell table:number-columns-repeated="1014"/>
        </table:table-row>
        <table:table-row table:style-name="ro3">
          <table:table-cell office:value-type="string">
            <text:p>https://www.justice.gov/epstein/files/DataSet%209/EFTA01131380.avi</text:p>
          </table:table-cell>
          <table:table-cell table:style-name="ce2" table:formula="of:=HYPERLINK([.A3228];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744.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291.m4a</text:p>
          </table:table-cell>
          <table:table-cell table:style-name="ce2" table:formula="of:=HYPERLINK([.A3230];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379.avi</text:p>
          </table:table-cell>
          <table:table-cell table:style-name="ce2" table:formula="of:=HYPERLINK([.A3231];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378.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1717.mov</text:p>
          </table:table-cell>
          <table:table-cell table:style-name="ce2" table:formula="of:=HYPERLINK([.A3233];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6" office:value-type="string">
            <text:p>Appears to be a video of a ground light that is causing smoke – Little Saint James – likely from a worker based on accent</text:p>
          </table:table-cell>
          <table:table-cell table:number-columns-repeated="1014"/>
        </table:table-row>
        <table:table-row table:style-name="ro3">
          <table:table-cell office:value-type="string">
            <text:p>https://www.justice.gov/epstein/files/DataSet%209/EFTA01131192.avi</text:p>
          </table:table-cell>
          <table:table-cell table:style-name="ce2" table:formula="of:=HYPERLINK([.A32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748.mov</text:p>
          </table:table-cell>
          <table:table-cell table:style-name="ce2" table:formula="of:=HYPERLINK([.A3235];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3">
          <table:table-cell office:value-type="string">
            <text:p>https://www.justice.gov/epstein/files/DataSet%209/EFTA00576840.avi</text:p>
          </table:table-cell>
          <table:table-cell table:style-name="ce2" table:formula="of:=HYPERLINK([.A3236];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5"/>
          <table:table-cell table:number-columns-repeated="1014"/>
        </table:table-row>
        <table:table-row table:style-name="ro3">
          <table:table-cell office:value-type="string">
            <text:p>https://www.justice.gov/epstein/files/DataSet%209/EFTA01131747.mov</text:p>
          </table:table-cell>
          <table:table-cell table:style-name="ce2" table:formula="of:=HYPERLINK([.A3237];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3">
          <table:table-cell office:value-type="string">
            <text:p>https://www.justice.gov/epstein/files/DataSet%209/EFTA01131746.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3">
          <table:table-cell office:value-type="string">
            <text:p>https://www.justice.gov/epstein/files/DataSet%209/EFTA01131785.avi</text:p>
          </table:table-cell>
          <table:table-cell table:style-name="ce2" table:formula="of:=HYPERLINK([.A3239];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6" office:value-type="string">
            <text:p>NOT WORKING – Middle of ocean St Thomas Cruz Bay</text:p>
          </table:table-cell>
          <table:table-cell table:number-columns-repeated="1014"/>
        </table:table-row>
        <table:table-row table:style-name="ro3">
          <table:table-cell office:value-type="string">
            <text:p>https://www.justice.gov/epstein/files/DataSet%209/EFTA01132042.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96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745.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132029.mov</text:p>
          </table:table-cell>
          <table:table-cell table:style-name="ce2" table:formula="of:=HYPERLINK([.A3243];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2055.avi</text:p>
          </table:table-cell>
          <table:table-cell table:style-name="ce2" table:formula="of:=HYPERLINK([.A3244];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1749.mov</text:p>
          </table:table-cell>
          <table:table-cell table:style-name="ce2" table:formula="of:=HYPERLINK([.A3245];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6" office:value-type="string">
            <text:p>Unidentified male driving a 4x4 on Little Saint James into the garage</text:p>
          </table:table-cell>
          <table:table-cell table:number-columns-repeated="1014"/>
        </table:table-row>
        <table:table-row table:style-name="ro3">
          <table:table-cell office:value-type="string">
            <text:p>https://www.justice.gov/epstein/files/DataSet%209/EFTA01132054.avi</text:p>
          </table:table-cell>
          <table:table-cell table:style-name="ce2" table:formula="of:=HYPERLINK([.A3246];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2159.mov</text:p>
          </table:table-cell>
          <table:table-cell table:style-name="ce2" table:formula="of:=HYPERLINK([.A3247];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6" office:value-type="string">
            <text:p>Unidentified Old lady telling a joke about a doctor and sex drive In vicinity of building 121 of Century Village Deerfield Beach, Florida</text:p>
          </table:table-cell>
          <table:table-cell table:number-columns-repeated="1014"/>
        </table:table-row>
        <table:table-row table:style-name="ro3">
          <table:table-cell office:value-type="string">
            <text:p>https://www.justice.gov/epstein/files/DataSet%209/EFTA01133546.m4v</text:p>
          </table:table-cell>
          <table:table-cell table:style-name="ce2" table:formula="of:=HYPERLINK([.A3248];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5723.mp4</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5"/>
          <table:table-cell table:number-columns-repeated="1014"/>
        </table:table-row>
        <table:table-row table:style-name="ro3">
          <table:table-cell office:value-type="string">
            <text:p>https://www.justice.gov/epstein/files/DataSet%209/EFTA01132307.avi</text:p>
          </table:table-cell>
          <table:table-cell table:style-name="ce2" table:formula="of:=HYPERLINK([.A3250];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7029.m4v</text:p>
          </table:table-cell>
          <table:table-cell table:style-name="ce2" table:formula="of:=HYPERLINK([.A3251];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0576839.wmv</text:p>
          </table:table-cell>
          <table:table-cell table:style-name="ce2" table:formula="of:=HYPERLINK([.A3252];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32164.mov</text:p>
          </table:table-cell>
          <table:table-cell table:style-name="ce2" table:formula="of:=HYPERLINK([.A3253];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6"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3">
          <table:table-cell office:value-type="string">
            <text:p>https://www.justice.gov/epstein/files/DataSet%209/EFTA01132161.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6" office:value-type="string">
            <text:p>Unidentified Old lady telling a joke about a penis transplant In vicinity of building 121 of Century Village Deerfield Beach, Florida</text:p>
          </table:table-cell>
          <table:table-cell table:number-columns-repeated="1014"/>
        </table:table-row>
        <table:table-row table:style-name="ro3">
          <table:table-cell office:value-type="string">
            <text:p>https://www.justice.gov/epstein/files/DataSet%209/EFTA01136290.avi</text:p>
          </table:table-cell>
          <table:table-cell table:style-name="ce2" table:formula="of:=HYPERLINK([.A3255];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6" office:value-type="string">
            <text:p>NOT WORKING – appears to be in vicinity of the property at 70 Camden Dr, Bal Harbour, FL 33154 which at the time owned by Bruce Knight</text:p>
          </table:table-cell>
          <table:table-cell table:number-columns-repeated="1014"/>
        </table:table-row>
        <table:table-row table:style-name="ro3">
          <table:table-cell office:value-type="string">
            <text:p>https://www.justice.gov/epstein/files/DataSet%209/EFTA01138379.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2162.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6" office:value-type="string">
            <text:p>NOT WORKING – Same address as old lady telling jokes <text:s/>In vicinity of building 121 of Century Village Deerfield Beach, Florida</text:p>
          </table:table-cell>
          <table:table-cell table:number-columns-repeated="1014"/>
        </table:table-row>
        <table:table-row table:style-name="ro3">
          <table:table-cell office:value-type="string">
            <text:p>https://www.justice.gov/epstein/files/DataSet%209/EFTA01137990.m4a</text:p>
          </table:table-cell>
          <table:table-cell table:style-name="ce2" table:formula="of:=HYPERLINK([.A3258];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6478.mov</text:p>
          </table:table-cell>
          <table:table-cell table:style-name="ce2" table:formula="of:=HYPERLINK([.A3259];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7173.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6" office:value-type="string">
            <text:p>Video of propeller damage and spinning on the shaft – likely a repairman at the Nanny Cay Marina Tortola, VG1110, British Virgin Islands</text:p>
          </table:table-cell>
          <table:table-cell table:number-columns-repeated="1014"/>
        </table:table-row>
        <table:table-row table:style-name="ro3">
          <table:table-cell office:value-type="string">
            <text:p>https://www.justice.gov/epstein/files/DataSet%209/EFTA01136088.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6" office:value-type="string">
            <text:p>Video of unknown person walking barefoot in grass at 9 Dalziel Rd, Plumstead, Cape Town, 7801, South Africa – no known owners</text:p>
          </table:table-cell>
          <table:table-cell table:number-columns-repeated="1014"/>
        </table:table-row>
        <table:table-row table:style-name="ro3">
          <table:table-cell office:value-type="string">
            <text:p>https://www.justice.gov/epstein/files/DataSet%209/EFTA01140431.m4v</text:p>
          </table:table-cell>
          <table:table-cell table:style-name="ce2" table:formula="of:=HYPERLINK([.A3262];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40619.avi</text:p>
          </table:table-cell>
          <table:table-cell table:style-name="ce2" table:formula="of:=HYPERLINK([.A326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497.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3333.m4a</text:p>
          </table:table-cell>
          <table:table-cell table:style-name="ce2" table:formula="of:=HYPERLINK([.A3265];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9139.avi</text:p>
          </table:table-cell>
          <table:table-cell table:style-name="ce2" table:formula="of:=HYPERLINK([.A3266];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834.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5"/>
          <table:table-cell table:number-columns-repeated="1014"/>
        </table:table-row>
        <table:table-row table:style-name="ro3">
          <table:table-cell office:value-type="string">
            <text:p>https://www.justice.gov/epstein/files/DataSet%209/EFTA01138821.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5525.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39965.mov</text:p>
          </table:table-cell>
          <table:table-cell table:style-name="ce2" table:formula="of:=HYPERLINK([.A3270];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7043.m4v</text:p>
          </table:table-cell>
          <table:table-cell table:style-name="ce2" table:formula="of:=HYPERLINK([.A3271];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5"/>
          <table:table-cell table:number-columns-repeated="1014"/>
        </table:table-row>
        <table:table-row table:style-name="ro3">
          <table:table-cell office:value-type="string">
            <text:p>https://www.justice.gov/epstein/files/DataSet%209/EFTA01139115.avi</text:p>
          </table:table-cell>
          <table:table-cell table:style-name="ce2" table:formula="of:=HYPERLINK([.A3272];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5820.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7195.3gp</text:p>
          </table:table-cell>
          <table:table-cell table:style-name="ce2" table:formula="of:=HYPERLINK([.A3274];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793.m4a</text:p>
          </table:table-cell>
          <table:table-cell table:style-name="ce2" table:formula="of:=HYPERLINK([.A3275];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47152.avi</text:p>
          </table:table-cell>
          <table:table-cell table:style-name="ce2" table:formula="of:=HYPERLINK([.A3276];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5"/>
          <table:table-cell table:number-columns-repeated="1014"/>
        </table:table-row>
        <table:table-row table:style-name="ro3">
          <table:table-cell office:value-type="string">
            <text:p>https://www.justice.gov/epstein/files/DataSet%209/EFTA01145508.mov</text:p>
          </table:table-cell>
          <table:table-cell table:style-name="ce2" table:formula="of:=HYPERLINK([.A3277];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1481.avi</text:p>
          </table:table-cell>
          <table:table-cell table:style-name="ce2" table:formula="of:=HYPERLINK([.A3278];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7522.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3">
          <table:table-cell office:value-type="string">
            <text:p>https://www.justice.gov/epstein/files/DataSet%209/EFTA01149251.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4909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5"/>
          <table:table-cell table:number-columns-repeated="1014"/>
        </table:table-row>
        <table:table-row table:style-name="ro3">
          <table:table-cell office:value-type="string">
            <text:p>https://www.justice.gov/epstein/files/DataSet%209/EFTA01148746.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6" office:value-type="string">
            <text:p>NOT WORKING – Located at Ferrari of New England The Automile 441 Providence Hwy, US-1, Norwood, MA 02062, United States</text:p>
          </table:table-cell>
          <table:table-cell table:number-columns-repeated="1014"/>
        </table:table-row>
        <table:table-row table:style-name="ro3">
          <table:table-cell office:value-type="string">
            <text:p>https://www.justice.gov/epstein/files/DataSet%209/EFTA01154152.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5"/>
          <table:table-cell table:number-columns-repeated="1014"/>
        </table:table-row>
        <table:table-row table:style-name="ro3">
          <table:table-cell office:value-type="string">
            <text:p>https://www.justice.gov/epstein/files/DataSet%209/EFTA01156054.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8575.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3587.wav</text:p>
          </table:table-cell>
          <table:table-cell table:style-name="ce2" table:formula="of:=HYPERLINK([.A3286];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5"/>
          <table:table-cell table:number-columns-repeated="1014"/>
        </table:table-row>
        <table:table-row table:style-name="ro3">
          <table:table-cell office:value-type="string">
            <text:p>https://www.justice.gov/epstein/files/DataSet%209/EFTA01149143.avi</text:p>
          </table:table-cell>
          <table:table-cell table:style-name="ce2" table:formula="of:=HYPERLINK([.A328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48747.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6" office:value-type="string">
            <text:p>NOT WORKING – Located at Boch Maserati Route 1, The Automile, 441 Providence Highway, Norwood, MA 02062, United States</text:p>
          </table:table-cell>
          <table:table-cell table:number-columns-repeated="1014"/>
        </table:table-row>
        <table:table-row table:style-name="ro3">
          <table:table-cell office:value-type="string">
            <text:p>https://www.justice.gov/epstein/files/DataSet%209/EFTA01153924.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156.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5"/>
          <table:table-cell table:number-columns-repeated="1014"/>
        </table:table-row>
        <table:table-row table:style-name="ro3">
          <table:table-cell office:value-type="string">
            <text:p>https://www.justice.gov/epstein/files/DataSet%209/EFTA01153273.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4341.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5"/>
          <table:table-cell table:number-columns-repeated="1014"/>
        </table:table-row>
        <table:table-row table:style-name="ro3">
          <table:table-cell office:value-type="string">
            <text:p>https://www.justice.gov/epstein/files/DataSet%209/EFTA01154497.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6.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5951.m4a</text:p>
          </table:table-cell>
          <table:table-cell table:style-name="ce2" table:formula="of:=HYPERLINK([.A329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56808.avi</text:p>
          </table:table-cell>
          <table:table-cell table:style-name="ce2" table:formula="of:=HYPERLINK([.A329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0.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8.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51.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50.mov</text:p>
          </table:table-cell>
          <table:table-cell table:style-name="ce2" table:formula="of:=HYPERLINK([.A3301];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09.avi</text:p>
          </table:table-cell>
          <table:table-cell table:style-name="ce2" table:formula="of:=HYPERLINK([.A3302];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1.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7435.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5"/>
          <table:table-cell table:number-columns-repeated="1014"/>
        </table:table-row>
        <table:table-row table:style-name="ro3">
          <table:table-cell office:value-type="string">
            <text:p>https://www.justice.gov/epstein/files/DataSet%209/EFTA01160081.mp3</text:p>
          </table:table-cell>
          <table:table-cell table:style-name="ce2" table:formula="of:=HYPERLINK([.A3305];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56814.avi</text:p>
          </table:table-cell>
          <table:table-cell table:style-name="ce2" table:formula="of:=HYPERLINK([.A3306];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745.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2.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3.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6816.mov</text:p>
          </table:table-cell>
          <table:table-cell table:style-name="ce2" table:formula="of:=HYPERLINK([.A3310];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59673.m4a</text:p>
          </table:table-cell>
          <table:table-cell table:style-name="ce2" table:formula="of:=HYPERLINK([.A3311];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5"/>
          <table:table-cell table:number-columns-repeated="1014"/>
        </table:table-row>
        <table:table-row table:style-name="ro3">
          <table:table-cell office:value-type="string">
            <text:p>https://www.justice.gov/epstein/files/DataSet%209/EFTA01166411.mov</text:p>
          </table:table-cell>
          <table:table-cell table:style-name="ce2" table:formula="of:=HYPERLINK([.A3312];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4774.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7473.avi</text:p>
          </table:table-cell>
          <table:table-cell table:style-name="ce2" table:formula="of:=HYPERLINK([.A3314];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6" office:value-type="string">
            <text:p>NOT WORKING – Located at Turquoise Bay Nazareth St Thomas 00802</text:p>
          </table:table-cell>
          <table:table-cell table:number-columns-repeated="1014"/>
        </table:table-row>
        <table:table-row table:style-name="ro3">
          <table:table-cell office:value-type="string">
            <text:p>https://www.justice.gov/epstein/files/DataSet%209/EFTA0116851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8046.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2558.mov</text:p>
          </table:table-cell>
          <table:table-cell table:style-name="ce2" table:formula="of:=HYPERLINK([.A3317];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6"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3">
          <table:table-cell office:value-type="string">
            <text:p>https://www.justice.gov/epstein/files/DataSet%209/EFTA01166410.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7573.avi</text:p>
          </table:table-cell>
          <table:table-cell table:style-name="ce2" table:formula="of:=HYPERLINK([.A3319];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6" office:value-type="string">
            <text:p>NOT WORKING – located at Recreation center "Round Lake» Round Lake, Химкинский б-р, Myshetskoe, Moscow Oblast, Russia, 141895</text:p>
          </table:table-cell>
          <table:table-cell table:number-columns-repeated="1014"/>
        </table:table-row>
        <table:table-row table:style-name="ro3">
          <table:table-cell office:value-type="string">
            <text:p>https://www.justice.gov/epstein/files/DataSet%209/EFTA01172515.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2247.mp3</text:p>
          </table:table-cell>
          <table:table-cell table:style-name="ce2" table:formula="of:=HYPERLINK([.A3321];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5"/>
          <table:table-cell table:number-columns-repeated="1014"/>
        </table:table-row>
        <table:table-row table:style-name="ro3">
          <table:table-cell office:value-type="string">
            <text:p>https://www.justice.gov/epstein/files/DataSet%209/EFTA01171100.avi</text:p>
          </table:table-cell>
          <table:table-cell table:style-name="ce2" table:formula="of:=HYPERLINK([.A3322];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6739.m4a</text:p>
          </table:table-cell>
          <table:table-cell table:style-name="ce2" table:formula="of:=HYPERLINK([.A3323];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71785.mov</text:p>
          </table:table-cell>
          <table:table-cell table:style-name="ce2" table:formula="of:=HYPERLINK([.A3324];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67025.avi</text:p>
          </table:table-cell>
          <table:table-cell table:style-name="ce2" table:formula="of:=HYPERLINK([.A3325];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7808.wav</text:p>
          </table:table-cell>
          <table:table-cell table:style-name="ce2" table:formula="of:=HYPERLINK([.A332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3">
          <table:table-cell office:value-type="string">
            <text:p>https://www.justice.gov/epstein/files/DataSet%209/EFTA01172582.mov</text:p>
          </table:table-cell>
          <table:table-cell table:style-name="ce2" table:formula="of:=HYPERLINK([.A3327];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77560.m4v</text:p>
          </table:table-cell>
          <table:table-cell table:style-name="ce2" table:formula="of:=HYPERLINK([.A3328];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5"/>
          <table:table-cell table:number-columns-repeated="1014"/>
        </table:table-row>
        <table:table-row table:style-name="ro3">
          <table:table-cell office:value-type="string">
            <text:p>https://www.justice.gov/epstein/files/DataSet%209/EFTA01173979.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73463.m4a</text:p>
          </table:table-cell>
          <table:table-cell table:style-name="ce2" table:formula="of:=HYPERLINK([.A3330];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74715.mp4</text:p>
          </table:table-cell>
          <table:table-cell table:style-name="ce2" table:formula="of:=HYPERLINK([.A3331];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9041.avi</text:p>
          </table:table-cell>
          <table:table-cell table:style-name="ce2" table:formula="of:=HYPERLINK([.A3332];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5"/>
          <table:table-cell table:number-columns-repeated="1014"/>
        </table:table-row>
        <table:table-row table:style-name="ro3">
          <table:table-cell office:value-type="string">
            <text:p>https://www.justice.gov/epstein/files/DataSet%209/EFTA01177632.m4v</text:p>
          </table:table-cell>
          <table:table-cell table:style-name="ce2" table:formula="of:=HYPERLINK([.A3333];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79776.avi</text:p>
          </table:table-cell>
          <table:table-cell table:style-name="ce2" table:formula="of:=HYPERLINK([.A3334];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9077.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6" office:value-type="string">
            <text:p>NOT WORKING – slum in Bancock Thailand</text:p>
          </table:table-cell>
          <table:table-cell table:number-columns-repeated="1014"/>
        </table:table-row>
        <table:table-row table:style-name="ro3">
          <table:table-cell office:value-type="string">
            <text:p>https://www.justice.gov/epstein/files/DataSet%209/EFTA01178791.m4a</text:p>
          </table:table-cell>
          <table:table-cell table:style-name="ce2" table:formula="of:=HYPERLINK([.A333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78657.mp3</text:p>
          </table:table-cell>
          <table:table-cell table:style-name="ce2" table:formula="of:=HYPERLINK([.A333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78656.m4a</text:p>
          </table:table-cell>
          <table:table-cell table:style-name="ce2" table:formula="of:=HYPERLINK([.A333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80564.mov</text:p>
          </table:table-cell>
          <table:table-cell table:style-name="ce2" table:formula="of:=HYPERLINK([.A3339];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0570.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3972.avi</text:p>
          </table:table-cell>
          <table:table-cell table:style-name="ce2" table:formula="of:=HYPERLINK([.A3341];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75911.m4a</text:p>
          </table:table-cell>
          <table:table-cell table:style-name="ce2" table:formula="of:=HYPERLINK([.A3342];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5"/>
          <table:table-cell table:number-columns-repeated="1014"/>
        </table:table-row>
        <table:table-row table:style-name="ro3">
          <table:table-cell office:value-type="string">
            <text:p>https://www.justice.gov/epstein/files/DataSet%209/EFTA01180321.mov</text:p>
          </table:table-cell>
          <table:table-cell table:style-name="ce2" table:formula="of:=HYPERLINK([.A3343];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0573.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1048.avi</text:p>
          </table:table-cell>
          <table:table-cell table:style-name="ce2" table:formula="of:=HYPERLINK([.A3345];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6" office:value-type="string">
            <text:p>NOT WORKINg – Paris France</text:p>
          </table:table-cell>
          <table:table-cell table:number-columns-repeated="1014"/>
        </table:table-row>
        <table:table-row table:style-name="ro3">
          <table:table-cell office:value-type="string">
            <text:p>https://www.justice.gov/epstein/files/DataSet%209/EFTA01181146.m4a</text:p>
          </table:table-cell>
          <table:table-cell table:style-name="ce2" table:formula="of:=HYPERLINK([.A3346];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5"/>
          <table:table-cell table:number-columns-repeated="1014"/>
        </table:table-row>
        <table:table-row table:style-name="ro3">
          <table:table-cell office:value-type="string">
            <text:p>https://www.justice.gov/epstein/files/DataSet%209/EFTA01181661.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0571.mov</text:p>
          </table:table-cell>
          <table:table-cell table:style-name="ce2" table:formula="of:=HYPERLINK([.A3348];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2023.avi</text:p>
          </table:table-cell>
          <table:table-cell table:style-name="ce2" table:formula="of:=HYPERLINK([.A3349];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2024.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935.mp3</text:p>
          </table:table-cell>
          <table:table-cell table:style-name="ce2" table:formula="of:=HYPERLINK([.A3351];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3">
          <table:table-cell office:value-type="string">
            <text:p>https://www.justice.gov/epstein/files/DataSet%209/EFTA01181753.m4a</text:p>
          </table:table-cell>
          <table:table-cell table:style-name="ce2" table:formula="of:=HYPERLINK([.A335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82022.avi</text:p>
          </table:table-cell>
          <table:table-cell table:style-name="ce2" table:formula="of:=HYPERLINK([.A3353];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143.m4a</text:p>
          </table:table-cell>
          <table:table-cell table:style-name="ce2" table:formula="of:=HYPERLINK([.A3354];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5"/>
          <table:table-cell table:number-columns-repeated="1014"/>
        </table:table-row>
        <table:table-row table:style-name="ro3">
          <table:table-cell office:value-type="string">
            <text:p>https://www.justice.gov/epstein/files/DataSet%209/EFTA01182315.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5" office:value-type="string">
            <text:p>Voicemail – Joe Ovantario (sic) man talking about Leon and if assets are in a trust – a house in California </text:p>
          </table:table-cell>
          <table:table-cell table:number-columns-repeated="1014"/>
        </table:table-row>
        <table:table-row table:style-name="ro3">
          <table:table-cell office:value-type="string">
            <text:p>https://www.justice.gov/epstein/files/DataSet%209/EFTA01185172.avi</text:p>
          </table:table-cell>
          <table:table-cell table:style-name="ce2" table:formula="of:=HYPERLINK([.A3356];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185.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173.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508.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970.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2579.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96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381.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4750.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189.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466.mp3</text:p>
          </table:table-cell>
          <table:table-cell table:style-name="ce2" table:formula="of:=HYPERLINK([.A3366];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5"/>
          <table:table-cell table:number-columns-repeated="1014"/>
        </table:table-row>
        <table:table-row table:style-name="ro3">
          <table:table-cell office:value-type="string">
            <text:p>https://www.justice.gov/epstein/files/DataSet%209/EFTA01186769.mov</text:p>
          </table:table-cell>
          <table:table-cell table:style-name="ce2" table:formula="of:=HYPERLINK([.A3367];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5806.avi</text:p>
          </table:table-cell>
          <table:table-cell table:style-name="ce2" table:formula="of:=HYPERLINK([.A3368];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6" office:value-type="string">
            <text:p>NOT WORKING – Manhattan New York, New York </text:p>
          </table:table-cell>
          <table:table-cell table:number-columns-repeated="1014"/>
        </table:table-row>
        <table:table-row table:style-name="ro3">
          <table:table-cell office:value-type="string">
            <text:p>https://www.justice.gov/epstein/files/DataSet%209/EFTA01186499.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107.mov</text:p>
          </table:table-cell>
          <table:table-cell table:style-name="ce2" table:formula="of:=HYPERLINK([.A3370];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179.m4a</text:p>
          </table:table-cell>
          <table:table-cell table:style-name="ce2" table:formula="of:=HYPERLINK([.A3371];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1455.avi</text:p>
          </table:table-cell>
          <table:table-cell table:style-name="ce2" table:formula="of:=HYPERLINK([.A3372];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172.m4a</text:p>
          </table:table-cell>
          <table:table-cell table:style-name="ce2" table:formula="of:=HYPERLINK([.A3373];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9510.avi</text:p>
          </table:table-cell>
          <table:table-cell table:style-name="ce2" table:formula="of:=HYPERLINK([.A3374];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6" office:value-type="string">
            <text:p>NOT WORKING – New York, New York</text:p>
          </table:table-cell>
          <table:table-cell table:number-columns-repeated="1014"/>
        </table:table-row>
        <table:table-row table:style-name="ro3">
          <table:table-cell office:value-type="string">
            <text:p>https://www.justice.gov/epstein/files/DataSet%209/EFTA01191582.mov</text:p>
          </table:table-cell>
          <table:table-cell table:style-name="ce2" table:formula="of:=HYPERLINK([.A3375];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1023.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6" office:value-type="string">
            <text:p>Video of a live performance, cover band. Possibly at Dizzy's Club <text:s/>10 Columbus Cir, New York, NY 10019, United States</text:p>
          </table:table-cell>
          <table:table-cell table:number-columns-repeated="1014"/>
        </table:table-row>
        <table:table-row table:style-name="ro3">
          <table:table-cell office:value-type="string">
            <text:p>https://www.justice.gov/epstein/files/DataSet%209/EFTA01189153.avi</text:p>
          </table:table-cell>
          <table:table-cell table:style-name="ce2" table:formula="of:=HYPERLINK([.A3377];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3">
          <table:table-cell office:value-type="string">
            <text:p>https://www.justice.gov/epstein/files/DataSet%209/EFTA0119123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1456.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0683.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2690.mov</text:p>
          </table:table-cell>
          <table:table-cell table:style-name="ce2" table:formula="of:=HYPERLINK([.A3381];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7591.m4a</text:p>
          </table:table-cell>
          <table:table-cell table:style-name="ce2" table:formula="of:=HYPERLINK([.A338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192998.m4v</text:p>
          </table:table-cell>
          <table:table-cell table:style-name="ce2" table:formula="of:=HYPERLINK([.A3383];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95324.avi</text:p>
          </table:table-cell>
          <table:table-cell table:style-name="ce2" table:formula="of:=HYPERLINK([.A3384];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2691.mov</text:p>
          </table:table-cell>
          <table:table-cell table:style-name="ce2" table:formula="of:=HYPERLINK([.A3385];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3063.m4v</text:p>
          </table:table-cell>
          <table:table-cell table:style-name="ce2" table:formula="of:=HYPERLINK([.A3386];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5"/>
          <table:table-cell table:number-columns-repeated="1014"/>
        </table:table-row>
        <table:table-row table:style-name="ro3">
          <table:table-cell office:value-type="string">
            <text:p>https://www.justice.gov/epstein/files/DataSet%209/EFTA01194887.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5"/>
          <table:table-cell table:number-columns-repeated="1014"/>
        </table:table-row>
        <table:table-row table:style-name="ro3">
          <table:table-cell office:value-type="string">
            <text:p>https://www.justice.gov/epstein/files/DataSet%209/EFTA01194912.m4a</text:p>
          </table:table-cell>
          <table:table-cell table:style-name="ce2" table:formula="of:=HYPERLINK([.A3388];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89035.avi</text:p>
          </table:table-cell>
          <table:table-cell table:style-name="ce2" table:formula="of:=HYPERLINK([.A3389];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5323.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282.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519.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6" office:value-type="string">
            <text:p>NOT WORKING - The South Slope of the Acropolis of Athens is located along Dionysiou Areopagitou Street, Athina 117 42, Greece</text:p>
          </table:table-cell>
          <table:table-cell table:number-columns-repeated="1014"/>
        </table:table-row>
        <table:table-row table:style-name="ro3">
          <table:table-cell office:value-type="string">
            <text:p>https://www.justice.gov/epstein/files/DataSet%209/EFTA01196036.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173.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5370.mov</text:p>
          </table:table-cell>
          <table:table-cell table:style-name="ce2" table:formula="of:=HYPERLINK([.A3395];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5325.avi</text:p>
          </table:table-cell>
          <table:table-cell table:style-name="ce2" table:formula="of:=HYPERLINK([.A3396];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322.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689.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690.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52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6" office:value-type="string">
            <text:p>NOT WORKING - The Erechtheion is located on the north side of the Acropolis of Athens, Greece</text:p>
          </table:table-cell>
          <table:table-cell table:number-columns-repeated="1014"/>
        </table:table-row>
        <table:table-row table:style-name="ro3">
          <table:table-cell office:value-type="string">
            <text:p>https://www.justice.gov/epstein/files/DataSet%209/EFTA01196591.mov</text:p>
          </table:table-cell>
          <table:table-cell table:style-name="ce2" table:formula="of:=HYPERLINK([.A3401];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947.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468.avi</text:p>
          </table:table-cell>
          <table:table-cell table:style-name="ce2" table:formula="of:=HYPERLINK([.A3403];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3">
          <table:table-cell office:value-type="string">
            <text:p>https://www.justice.gov/epstein/files/DataSet%209/EFTA01196949.mov</text:p>
          </table:table-cell>
          <table:table-cell table:style-name="ce2" table:formula="of:=HYPERLINK([.A3404];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6885.mp4</text:p>
          </table:table-cell>
          <table:table-cell table:style-name="ce2" table:formula="of:=HYPERLINK([.A3405];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470.avi</text:p>
          </table:table-cell>
          <table:table-cell table:style-name="ce2" table:formula="of:=HYPERLINK([.A3406];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3">
          <table:table-cell office:value-type="string">
            <text:p>https://www.justice.gov/epstein/files/DataSet%209/EFTA01197469.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97525.mov</text:p>
          </table:table-cell>
          <table:table-cell table:style-name="ce2" table:formula="of:=HYPERLINK([.A3408];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6" office:value-type="string">
            <text:p>Video o weird art exhibit at Asia Society and Museum 725 Park Ave, New York, NY 10021, United States</text:p>
          </table:table-cell>
          <table:table-cell table:number-columns-repeated="1014"/>
        </table:table-row>
        <table:table-row table:style-name="ro3">
          <table:table-cell office:value-type="string">
            <text:p>https://www.justice.gov/epstein/files/DataSet%209/EFTA01197585.avi</text:p>
          </table:table-cell>
          <table:table-cell table:style-name="ce2" table:formula="of:=HYPERLINK([.A3409];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320.mov</text:p>
          </table:table-cell>
          <table:table-cell table:style-name="ce2" table:formula="of:=HYPERLINK([.A3410];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787.m4v</text:p>
          </table:table-cell>
          <table:table-cell table:style-name="ce2" table:formula="of:=HYPERLINK([.A3411];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5"/>
          <table:table-cell table:number-columns-repeated="1014"/>
        </table:table-row>
        <table:table-row table:style-name="ro3">
          <table:table-cell office:value-type="string">
            <text:p>https://www.justice.gov/epstein/files/DataSet%209/EFTA01197573.avi</text:p>
          </table:table-cell>
          <table:table-cell table:style-name="ce2" table:formula="of:=HYPERLINK([.A3412];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6"/>
          <table:table-cell table:number-columns-repeated="1014"/>
        </table:table-row>
        <table:table-row table:style-name="ro3">
          <table:table-cell office:value-type="string">
            <text:p>https://www.justice.gov/epstein/files/DataSet%209/EFTA01197931.m4v</text:p>
          </table:table-cell>
          <table:table-cell table:style-name="ce2" table:formula="of:=HYPERLINK([.A3413];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5"/>
          <table:table-cell table:number-columns-repeated="1014"/>
        </table:table-row>
        <table:table-row table:style-name="ro3">
          <table:table-cell office:value-type="string">
            <text:p>https://www.justice.gov/epstein/files/DataSet%209/EFTA01198062.avi</text:p>
          </table:table-cell>
          <table:table-cell table:style-name="ce2" table:formula="of:=HYPERLINK([.A3414];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6" office:value-type="string">
            <text:p>NOT WORKING – Venice, Italy</text:p>
          </table:table-cell>
          <table:table-cell table:number-columns-repeated="1014"/>
        </table:table-row>
        <table:table-row table:style-name="ro4">
          <table:table-cell office:value-type="string">
            <text:p>https://www.justice.gov/epstein/files/DataSet%209/EFTA01200285.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6" office:value-type="string">
            <text:p>NOT WORKING – Renkenas Sweden</text:p>
          </table:table-cell>
          <table:table-cell table:number-columns-repeated="1014"/>
        </table:table-row>
        <table:table-row table:style-name="ro3">
          <table:table-cell office:value-type="string">
            <text:p>https://www.justice.gov/epstein/files/DataSet%209/EFTA01197698.m4a</text:p>
          </table:table-cell>
          <table:table-cell table:style-name="ce2" table:formula="of:=HYPERLINK([.A341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4">
          <table:table-cell office:value-type="string">
            <text:p>https://www.justice.gov/epstein/files/DataSet%209/EFTA01198222.mov</text:p>
          </table:table-cell>
          <table:table-cell table:style-name="ce2" table:formula="of:=HYPERLINK([.A3417];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6" office:value-type="string">
            <text:p>Video of glass of water in a private airplane – Above Amherst county, Virginia</text:p>
          </table:table-cell>
          <table:table-cell table:number-columns-repeated="1014"/>
        </table:table-row>
        <table:table-row table:style-name="ro4">
          <table:table-cell office:value-type="string">
            <text:p>https://www.justice.gov/epstein/files/DataSet%209/EFTA01202537.avi</text:p>
          </table:table-cell>
          <table:table-cell table:style-name="ce2" table:formula="of:=HYPERLINK([.A3418];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6" office:value-type="string">
            <text:p>NOT WORKING – Off coast of Bald Head Island, North Carolina</text:p>
          </table:table-cell>
          <table:table-cell table:number-columns-repeated="1014"/>
        </table:table-row>
        <table:table-row table:style-name="ro3">
          <table:table-cell office:value-type="string">
            <text:p>https://www.justice.gov/epstein/files/DataSet%209/EFTA01196935.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197663.mov</text:p>
          </table:table-cell>
          <table:table-cell table:style-name="ce2" table:formula="of:=HYPERLINK([.A3420];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1950.avi</text:p>
          </table:table-cell>
          <table:table-cell table:style-name="ce2" table:formula="of:=HYPERLINK([.A3421];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6" office:value-type="string">
            <text:p>NOT WORKING – located at The Lauder Family Cardiovascular Ambulatory Center at Mount Sinai Fuster Heart Hospital 1190 5th Ave, New York, NY 10029, United States</text:p>
          </table:table-cell>
          <table:table-cell table:number-columns-repeated="1014"/>
        </table:table-row>
        <table:table-row table:style-name="ro3">
          <table:table-cell office:value-type="string">
            <text:p>https://www.justice.gov/epstein/files/DataSet%209/EFTA01204024.mp4</text:p>
          </table:table-cell>
          <table:table-cell table:style-name="ce2" table:formula="of:=HYPERLINK([.A3422];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2540.avi</text:p>
          </table:table-cell>
          <table:table-cell table:style-name="ce2" table:formula="of:=HYPERLINK([.A3423];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025.mp4</text:p>
          </table:table-cell>
          <table:table-cell table:style-name="ce2" table:formula="of:=HYPERLINK([.A3424];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026.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013.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609.avi</text:p>
          </table:table-cell>
          <table:table-cell table:style-name="ce2" table:formula="of:=HYPERLINK([.A3427];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6" office:value-type="string">
            <text:p>NOT WORKING – Little Saint James</text:p>
          </table:table-cell>
          <table:table-cell table:number-columns-repeated="1014"/>
        </table:table-row>
        <table:table-row table:style-name="ro3">
          <table:table-cell office:value-type="string">
            <text:p>https://www.justice.gov/epstein/files/DataSet%209/EFTA01207587.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6365.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689.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386.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6" office:value-type="string">
            <text:p>NOT WORKING – Museum of Modern Art 11 W 53rd St, New York, NY 10019, United States</text:p>
          </table:table-cell>
          <table:table-cell table:number-columns-repeated="1014"/>
        </table:table-row>
        <table:table-row table:style-name="ro3">
          <table:table-cell office:value-type="string">
            <text:p>https://www.justice.gov/epstein/files/DataSet%209/EFTA01206366.m4a</text:p>
          </table:table-cell>
          <table:table-cell table:style-name="ce2" table:formula="of:=HYPERLINK([.A343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06073.avi</text:p>
          </table:table-cell>
          <table:table-cell table:style-name="ce2" table:formula="of:=HYPERLINK([.A343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4692.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5"/>
          <table:table-cell table:number-columns-repeated="1014"/>
        </table:table-row>
        <table:table-row table:style-name="ro3">
          <table:table-cell office:value-type="string">
            <text:p>https://www.justice.gov/epstein/files/DataSet%209/EFTA01206093.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5"/>
          <table:table-cell table:number-columns-repeated="1014"/>
        </table:table-row>
        <table:table-row table:style-name="ro3">
          <table:table-cell office:value-type="string">
            <text:p>https://www.justice.gov/epstein/files/DataSet%209/EFTA01207700.mov</text:p>
          </table:table-cell>
          <table:table-cell table:style-name="ce2" table:formula="of:=HYPERLINK([.A3436];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699.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680.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07701.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27045.mp4</text:p>
          </table:table-cell>
          <table:table-cell table:style-name="ce2" table:formula="of:=HYPERLINK([.A344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9.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2.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3.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8.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7.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0.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1.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5.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8.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4.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0.mp4</text:p>
          </table:table-cell>
          <table:table-cell table:style-name="ce2" table:formula="of:=HYPERLINK([.A3451];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5"/>
          <table:table-cell table:number-columns-repeated="1014"/>
        </table:table-row>
        <table:table-row table:style-name="ro3">
          <table:table-cell office:value-type="string">
            <text:p>https://www.justice.gov/epstein/files/DataSet%209/EFTA01227066.mp4</text:p>
          </table:table-cell>
          <table:table-cell table:style-name="ce2" table:formula="of:=HYPERLINK([.A345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2.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5.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4.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8.mp4</text:p>
          </table:table-cell>
          <table:table-cell table:style-name="ce2" table:formula="of:=HYPERLINK([.A3456];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5"/>
          <table:table-cell table:number-columns-repeated="1014"/>
        </table:table-row>
        <table:table-row table:style-name="ro3">
          <table:table-cell office:value-type="string">
            <text:p>https://www.justice.gov/epstein/files/DataSet%209/EFTA01227069.mp4</text:p>
          </table:table-cell>
          <table:table-cell table:style-name="ce2" table:formula="of:=HYPERLINK([.A345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1.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7.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0.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4.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9.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7.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2.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56.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1.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3.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6.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0.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46.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2.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1.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3.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7.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9.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4.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6.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8.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75.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44748.wmv</text:p>
          </table:table-cell>
          <table:table-cell table:style-name="ce2" table:formula="of:=HYPERLINK([.A3481];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3">
          <table:table-cell office:value-type="string">
            <text:p>https://www.justice.gov/epstein/files/DataSet%209/EFTA01250814.m4a</text:p>
          </table:table-cell>
          <table:table-cell table:style-name="ce2" table:formula="of:=HYPERLINK([.A3482];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5"/>
          <table:table-cell table:number-columns-repeated="1014"/>
        </table:table-row>
        <table:table-row table:style-name="ro3">
          <table:table-cell office:value-type="string">
            <text:p>https://www.justice.gov/epstein/files/DataSet%209/EFTA01250815.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49.wmv</text:p>
          </table:table-cell>
          <table:table-cell table:style-name="ce2" table:formula="of:=HYPERLINK([.A3484];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3">
          <table:table-cell office:value-type="string">
            <text:p>https://www.justice.gov/epstein/files/DataSet%209/EFTA01250813.m4a</text:p>
          </table:table-cell>
          <table:table-cell table:style-name="ce2" table:formula="of:=HYPERLINK([.A3485];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5"/>
          <table:table-cell table:number-columns-repeated="1014"/>
        </table:table-row>
        <table:table-row table:style-name="ro3">
          <table:table-cell office:value-type="string">
            <text:p>https://www.justice.gov/epstein/files/DataSet%209/EFTA01250917.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5"/>
          <table:table-cell table:number-columns-repeated="1014"/>
        </table:table-row>
        <table:table-row table:style-name="ro3">
          <table:table-cell office:value-type="string">
            <text:p>https://www.justice.gov/epstein/files/DataSet%209/EFTA01250922.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5"/>
          <table:table-cell table:number-columns-repeated="1014"/>
        </table:table-row>
        <table:table-row table:style-name="ro3">
          <table:table-cell office:value-type="string">
            <text:p>https://www.justice.gov/epstein/files/DataSet%209/EFTA01242505.wmv</text:p>
          </table:table-cell>
          <table:table-cell table:style-name="ce2" table:formula="of:=HYPERLINK([.A3488];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51.mp4</text:p>
          </table:table-cell>
          <table:table-cell table:style-name="ce2" table:formula="of:=HYPERLINK([.A3489];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5"/>
          <table:table-cell table:number-columns-repeated="1014"/>
        </table:table-row>
        <table:table-row table:style-name="ro3">
          <table:table-cell office:value-type="string">
            <text:p>https://www.justice.gov/epstein/files/DataSet%209/EFTA01244753.wmv</text:p>
          </table:table-cell>
          <table:table-cell table:style-name="ce2" table:formula="of:=HYPERLINK([.A3490];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47.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5"/>
          <table:table-cell table:number-columns-repeated="1014"/>
        </table:table-row>
        <table:table-row table:style-name="ro3">
          <table:table-cell office:value-type="string">
            <text:p>https://www.justice.gov/epstein/files/DataSet%209/EFTA01244750.mp4</text:p>
          </table:table-cell>
          <table:table-cell table:style-name="ce2" table:formula="of:=HYPERLINK([.A349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9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44752.mp4</text:p>
          </table:table-cell>
          <table:table-cell table:style-name="ce2" table:formula="of:=HYPERLINK([.A3494];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5"/>
          <table:table-cell table:number-columns-repeated="1014"/>
        </table:table-row>
        <table:table-row table:style-name="ro3">
          <table:table-cell office:value-type="string">
            <text:p>https://www.justice.gov/epstein/files/DataSet%209/EFTA01227088.mp4</text:p>
          </table:table-cell>
          <table:table-cell table:style-name="ce2" table:formula="of:=HYPERLINK([.A349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91.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9.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0.caf</text:p>
          </table:table-cell>
          <table:table-cell table:style-name="ce2" table:formula="of:=HYPERLINK([.A34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4.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2.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1.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5.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79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8.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799.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3.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794.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9.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2.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6.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0.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07.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5.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6.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3.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7.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1.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2352.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4.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4277.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3.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0.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4407.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19.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5130.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4299.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00822.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5376.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676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30.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41.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666.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28.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897.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29.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40.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899.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898.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31.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42.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57.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6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1/EFTA02698946.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69.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70.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38.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1796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155.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40.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10/EFTA01654344.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5032.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41.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918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6339.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8595.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0242.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19180.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4809.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353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48.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47.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9480.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9272.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8/EFTA00024813.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55551.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49.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42090.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41271.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9446.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170250.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39788.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6757.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6756.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7578.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7579.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335487.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79999.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078.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104.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655.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564.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565.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547654.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280140.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639714.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10823.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638224.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71463.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7.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71462.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0.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71461.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5.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59424.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1.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8.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6.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4.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39.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2.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3.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5.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6.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9.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5.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4.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7.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780148.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6.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3.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5.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177.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4.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9.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8.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26.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0.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4.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1.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3.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64.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23332.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4.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4639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5.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40930.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7.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5999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9.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6.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2.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5.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88.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0.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3.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6.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1.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667.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4.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88.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662.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7.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899098.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89.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0.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4.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46.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3.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1.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2.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69.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014471.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50.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0984895.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0.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2.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68.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60.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1.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4.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3.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8.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7.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5.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1.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6.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0.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2.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79.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4.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5.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3.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1.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7.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8.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89.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2.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00.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7.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0.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35993.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57.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02.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59.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1213.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58.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0.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816.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6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4.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1.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03.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792.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830.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5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3.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9.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5.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94.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52.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28.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3979.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14.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31.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4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40.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26.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23.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42.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6.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7.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66.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8.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5.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0.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053.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2.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7.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05.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26.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10.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3.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0.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1.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7.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6.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8.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2.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0.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4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35.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2.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6.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54.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68.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0.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65.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9.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60.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4.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2.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9.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2.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1.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77.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8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5.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3.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0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1.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363.amr</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199.caf</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50.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22.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265.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5882.amr</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364.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752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5825.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4697.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55746.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48372.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56053.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58020.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36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75832.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9824.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69860.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984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77273.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0710.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74642.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418.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87856.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058.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5505.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4470.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518.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47.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421.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56.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52.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8505.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7126.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7105.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754.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277.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6936.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0239.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005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198064.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75.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77.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82.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76.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2980.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4371.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87.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5883.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6089.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27063.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06709.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42504.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42503.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table-cell office:value-type="string">
            <text:p>https://www.justice.gov/epstein/files/DataSet%209/EFTA01250886.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3" table:number-rows-repeated="15">
          <table:table-cell table:number-columns-repeated="9"/>
          <table:table-cell table:style-name="ce6"/>
          <table:table-cell table:number-columns-repeated="1014"/>
        </table:table-row>
        <table:table-row table:style-name="ro3" table:number-rows-repeated="1044751">
          <table:table-cell table:number-columns-repeated="1024"/>
        </table:table-row>
        <table:table-row table:style-name="ro3">
          <table:table-cell table:number-columns-repeated="1024"/>
        </table:table-row>
      </table:table>
      <table:database-ranges>
        <table:database-range table:name="__Anonymous_Sheet_DB__1" table:target-range-address="Sheet1.A1:Sheet1.J380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3">02/13/2026</text:date>, <text:time>18:22: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3T18:22:33</dc:date>
    <meta:generator>OpenOffice/4.1.16$Unix OpenOffice.org_project/4116m3$Build-9816</meta:generator>
    <dc:creator>no no</dc:creator>
    <meta:editing-duration>PT3H11M7S</meta:editing-duration>
    <meta:editing-cycles>21</meta:editing-cycles>
    <meta:document-statistic meta:table-count="1" meta:cell-count="15486" meta:object-count="0"/>
    <meta:user-defined meta:name=""/>
  </office:meta>
</office:document-meta>
</file>